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Roboto" svg:font-family="Roboto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03563" officeooo:paragraph-rsid="00103563"/>
    </style:style>
    <style:style style:name="P3" style:family="paragraph" style:parent-style-name="Text_20_body">
      <style:paragraph-properties fo:text-align="justify" style:justify-single-word="false"/>
      <style:text-properties officeooo:rsid="00103563" officeooo:paragraph-rsid="00103563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Menlo" fo:font-size="9pt" officeooo:rsid="00103563" officeooo:paragraph-rsid="00103563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/>
    </style:style>
    <style:style style:name="P6" style:family="paragraph" style:parent-style-name="Preformatted_20_Text">
      <style:paragraph-properties fo:text-align="justify" style:justify-single-word="false"/>
      <style:text-properties fo:color="#000000" style:font-name="Menlo" fo:font-size="9pt" officeooo:rsid="001ba398" officeooo:paragraph-rsid="001ba398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style:paragraph-properties fo:text-align="justify" style:justify-single-word="false"/>
      <style:text-properties fo:color="#000000" officeooo:rsid="00103563" officeooo:paragraph-rsid="00103563"/>
    </style:style>
    <style:style style:name="P9" style:family="paragraph" style:parent-style-name="Preformatted_20_Text">
      <style:paragraph-properties style:line-height-at-least="0.564cm" fo:text-align="justify" style:justify-single-word="false"/>
      <style:text-properties fo:color="#000000" style:text-outline="false" style:font-name="Menlo" fo:font-size="9pt" fo:letter-spacing="normal" fo:font-weight="bold" officeooo:rsid="0025eb4b" officeooo:paragraph-rsid="00244009" style:letter-kerning="false" style:font-size-asian="13.5pt" style:font-weight-asian="bold"/>
    </style:style>
    <style:style style:name="P10" style:family="paragraph" style:parent-style-name="Preformatted_20_Text">
      <style:paragraph-properties fo:text-align="justify" style:justify-single-word="false"/>
      <style:text-properties officeooo:rsid="001ba398" officeooo:paragraph-rsid="001ba398"/>
    </style:style>
    <style:style style:name="P11" style:family="paragraph" style:parent-style-name="Preformatted_20_Text">
      <style:paragraph-properties style:line-height-at-least="0.564cm" fo:text-align="justify" style:justify-single-word="false"/>
      <style:text-properties fo:color="#262626" style:text-outline="false" style:font-name="Menlo-Bold" fo:font-size="13.5pt" fo:letter-spacing="normal" fo:font-weight="bold" officeooo:rsid="0025eb4b" officeooo:paragraph-rsid="00244009" style:letter-kerning="false" style:font-size-asian="13.5pt" style:font-weight-asian="bold"/>
    </style:style>
    <style:style style:name="P12" style:family="paragraph" style:parent-style-name="Preformatted_20_Text">
      <style:paragraph-properties fo:text-align="justify" style:justify-single-word="false"/>
      <style:text-properties officeooo:rsid="002bbbe6" officeooo:paragraph-rsid="002bbbe6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5" style:family="paragraph" style:parent-style-name="Standard">
      <style:paragraph-properties style:line-height-at-least="0.564cm"/>
    </style:style>
    <style:style style:name="P16" style:family="paragraph" style:parent-style-name="Standard">
      <style:paragraph-properties style:line-height-at-least="0.564cm"/>
      <style:text-properties fo:color="#000000" style:text-outline="false" style:font-name="Menlo-Regular" fo:font-size="11pt" fo:letter-spacing="normal" fo:font-weight="normal" officeooo:rsid="001cdd89" style:letter-kerning="false" style:font-size-asian="11pt" style:font-weight-asian="normal"/>
    </style:style>
    <style:style style:name="P17" style:family="paragraph" style:parent-style-name="Title">
      <style:paragraph-properties fo:text-align="center" style:justify-single-word="false"/>
      <style:text-properties officeooo:rsid="00103563"/>
    </style:style>
    <style:style style:name="P18" style:family="paragraph" style:parent-style-name="Heading_20_2">
      <style:paragraph-properties style:line-height-at-least="0.564cm" fo:text-align="justify" style:justify-single-word="false"/>
      <style:text-properties fo:font-variant="normal" fo:text-transform="none" fo:color="#000000" style:text-outline="false" style:font-name="Roboto" fo:font-size="20.2000007629395pt" fo:letter-spacing="normal" fo:font-style="normal" fo:font-weight="normal" officeooo:rsid="0025eb4b" officeooo:paragraph-rsid="00244009" style:letter-kerning="false" style:font-size-asian="13.5pt" style:font-weight-asian="bold"/>
    </style:style>
    <style:style style:name="T1" style:family="text">
      <style:text-properties fo:color="#2196f3"/>
    </style:style>
    <style:style style:name="T2" style:family="text">
      <style:text-properties fo:color="#2196f3" style:font-name="Menlo" fo:font-size="9pt"/>
    </style:style>
    <style:style style:name="T3" style:family="text">
      <style:text-properties fo:color="#0000ff"/>
    </style:style>
    <style:style style:name="T4" style:family="text">
      <style:text-properties fo:color="#0000ff" style:font-name="Menlo" fo:font-size="9pt"/>
    </style:style>
    <style:style style:name="T5" style:family="text">
      <style:text-properties style:font-name="Menlo" fo:font-size="9pt"/>
    </style:style>
    <style:style style:name="T6" style:family="text">
      <style:text-properties style:font-name="Menlo" fo:font-size="9pt" fo:font-style="italic"/>
    </style:style>
    <style:style style:name="T7" style:family="text">
      <style:text-properties style:font-name="Menlo" fo:font-size="9pt" officeooo:rsid="00117138"/>
    </style:style>
    <style:style style:name="T8" style:family="text">
      <style:text-properties style:font-name="Menlo" fo:font-size="9pt" officeooo:rsid="0011fe82"/>
    </style:style>
    <style:style style:name="T9" style:family="text">
      <style:text-properties fo:color="#660e7a"/>
    </style:style>
    <style:style style:name="T10" style:family="text">
      <style:text-properties fo:color="#660e7a" style:font-name="Menlo" fo:font-size="9pt" fo:font-style="italic"/>
    </style:style>
    <style:style style:name="T11" style:family="text">
      <style:text-properties fo:color="#660e7a" style:font-name="Menlo" fo:font-size="9pt" fo:font-weight="bold"/>
    </style:style>
    <style:style style:name="T12" style:family="text">
      <style:text-properties fo:color="#660e7a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8000" style:font-name="Menlo" fo:font-size="9pt" fo:font-weight="bold"/>
    </style:style>
    <style:style style:name="T15" style:family="text">
      <style:text-properties fo:color="#000080" style:font-name="Menlo" fo:font-size="9pt" fo:font-weight="bold"/>
    </style:style>
    <style:style style:name="T16" style:family="text">
      <style:text-properties fo:color="#000080" fo:font-weight="bold"/>
    </style:style>
    <style:style style:name="T17" style:family="text">
      <style:text-properties fo:color="#000080" style:font-name="Menlo-Bold" fo:font-size="13.5pt"/>
    </style:style>
    <style:style style:name="T18" style:family="text">
      <style:text-properties fo:color="#808000"/>
    </style:style>
    <style:style style:name="T19" style:family="text">
      <style:text-properties fo:color="#808000" style:font-name="Menlo" fo:font-size="9pt"/>
    </style:style>
    <style:style style:name="T20" style:family="text">
      <style:text-properties officeooo:rsid="001ba398"/>
    </style:style>
    <style:style style:name="T21" style:family="text">
      <style:text-properties fo:color="#262626" style:text-outline="false" style:font-name="Menlo-Bold" fo:font-size="13.5pt" fo:letter-spacing="normal" fo:font-weight="bold" style:letter-kerning="false" style:font-size-asian="13.5pt" style:font-weight-asian="bold"/>
    </style:style>
    <style:style style:name="T22" style:family="text">
      <style:text-properties fo:color="#262626" style:text-outline="false" style:font-name="Menlo-Regular" fo:font-size="13.5pt" fo:letter-spacing="normal" fo:font-weight="normal" style:letter-kerning="false" style:font-size-asian="13.5pt" style:font-weight-asian="normal"/>
    </style:style>
    <style:style style:name="T23" style:family="text">
      <style:text-properties fo:color="#262626" style:font-name="Menlo-Bold" fo:font-size="13.5pt"/>
    </style:style>
    <style:style style:name="T24" style:family="text">
      <style:text-properties fo:color="#d20035" style:text-outline="false" style:font-name="Menlo-Regular" fo:font-size="13.5pt" fo:letter-spacing="normal" fo:font-weight="normal" style:letter-kerning="false" style:font-size-asian="13.5pt" style:font-weight-asian="normal"/>
    </style:style>
    <style:style style:name="T25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Udemy Chat</text:p>
      <text:p text:style-name="P1"/>
      <text:p text:style-name="P2"/>
      <text:p text:style-name="P3">La idea es hacer un chat, el cual esta en pruebas y se conoce como chat</text:p>
      <text:p text:style-name="P4">padding: <text:span text:style-name="T1">EdgeInsets</text:span>.<text:span text:style-name="T1">symmetric</text:span>(horizontal: <text:span text:style-name="T3">25</text:span>) → Deja un padding a ambos lados</text:p>
      <text:p text:style-name="P4"/>
      <text:p text:style-name="P4">getButton(MaterialAccentColor color,String nombre)→pasa parámetro color</text:p>
      <text:p text:style-name="P4"/>
      <text:p text:style-name="P8"><text:span text:style-name="T5">initialRoute: WelcomeScreen.</text:span><text:span text:style-name="T10">routeName</text:span><text:span text:style-name="T5">,</text:span></text:p>
      <text:p text:style-name="P5">routes:&lt;String,WidgetBuilder&gt;{</text:p>
      <text:p text:style-name="P7"><text:s text:c="3"/><text:span text:style-name="T5">LoginScreen.</text:span><text:span text:style-name="T10">routeName</text:span><text:span text:style-name="T5">:(BuildContex)=&gt;</text:span><text:span text:style-name="T2">LoginScreen</text:span><text:span text:style-name="T5">(),</text:span></text:p>
      <text:p text:style-name="P7"><text:s text:c="2"/><text:span text:style-name="T5">WelcomeScreen.routeName:(BuildContext)=&gt;WelcomeScreen(),-→página</text:span><text:span text:style-name="T7"> inicial</text:span></text:p>
      <text:p text:style-name="P13">}</text:p>
      <text:p text:style-name="P4"><text:span text:style-name="T13">"Log in"</text:span>,</text:p>
      <text:p text:style-name="P7"><text:s text:c="2"/><text:span text:style-name="T5">(){</text:span></text:p>
      <text:p text:style-name="P7"><text:s text:c="5"/><text:span text:style-name="T5">Navigator.</text:span><text:span text:style-name="T6">pushNamed</text:span><text:span text:style-name="T5">(context, LoginScreen.routeName);-→llamada</text:span><text:span text:style-name="T8"> de screen</text:span></text:p>
      <text:p text:style-name="P14"><text:s text:c="2"/><text:span text:style-name="T5">}</text:span></text:p>
      <text:p text:style-name="P4"><text:span text:style-name="T16">class </text:span>AppTextField <text:span text:style-name="T16">extends </text:span>StatelessWidget {</text:p>
      <text:p text:style-name="P7"><text:s text:c="2"/><text:span text:style-name="T15">final </text:span><text:span text:style-name="T5">String </text:span><text:span text:style-name="T11">inputText</text:span><text:span text:style-name="T5">;</text:span></text:p>
      <text:p text:style-name="P7"><text:s text:c="2"/><text:span text:style-name="T5">AppTextField({</text:span><text:span text:style-name="T15">this</text:span><text:span text:style-name="T5">.</text:span><text:span text:style-name="T11">inputText</text:span><text:span text:style-name="T5">});</text:span></text:p>
      <text:p text:style-name="P7"><text:s text:c="2"/><text:span text:style-name="T19">@override</text:span></text:p>
      <text:p text:style-name="P7"><text:span text:style-name="T18"><text:s text:c="2"/></text:span><text:span text:style-name="T5">Widget build(BuildContext context) {</text:span></text:p>
      <text:p text:style-name="P7"><text:s text:c="4"/><text:span text:style-name="T15">return <text:s/></text:span><text:span text:style-name="T2">TextField</text:span><text:span text:style-name="T5">(</text:span></text:p>
      <text:p text:style-name="P7"><text:s text:c="6"/><text:span text:style-name="T5">decoration: </text:span><text:span text:style-name="T2">InputDecoration</text:span><text:span text:style-name="T5">(</text:span></text:p>
      <text:p text:style-name="P7"><text:s text:c="8"/><text:span text:style-name="T5">contentPadding: </text:span><text:span text:style-name="T2">EdgeInsets</text:span><text:span text:style-name="T5">.</text:span><text:span text:style-name="T2">symmetric</text:span><text:span text:style-name="T5">(horizontal: </text:span><text:span text:style-name="T4">20</text:span><text:span text:style-name="T5">,vertical: </text:span><text:span text:style-name="T4">10</text:span><text:span text:style-name="T5">),</text:span></text:p>
      <text:p text:style-name="P7"><text:s text:c="8"/><text:span text:style-name="T5">hintText:</text:span><text:span text:style-name="T11">inputText</text:span><text:span text:style-name="T5">,</text:span></text:p>
      <text:p text:style-name="P7"><text:s text:c="8"/><text:span text:style-name="T5">border: </text:span><text:span text:style-name="T2">OutlineInputBorder</text:span><text:span text:style-name="T5">(</text:span></text:p>
      <text:p text:style-name="P7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32</text:span><text:span text:style-name="T5">))</text:span></text:p>
      <text:p text:style-name="P7"><text:s text:c="8"/><text:span text:style-name="T5">),</text:span></text:p>
      <text:p text:style-name="P7"><text:s text:c="8"/><text:span text:style-name="T5">enabledBorder: </text:span><text:span text:style-name="T2">OutlineInputBorder</text:span><text:span text:style-name="T5">(</text:span></text:p>
      <text:p text:style-name="P7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22</text:span><text:span text:style-name="T5">)),</text:span></text:p>
      <text:p text:style-name="P7"><text:s text:c="12"/><text:span text:style-name="T5">borderSide:</text:span><text:span text:style-name="T2">BorderSide</text:span><text:span text:style-name="T5">(color:Colors.</text:span><text:span text:style-name="T10">lightBlueAccent</text:span><text:span text:style-name="T5">,width:</text:span><text:span text:style-name="T4">2</text:span><text:span text:style-name="T5">)</text:span></text:p>
      <text:p text:style-name="P7"><text:s text:c="8"/><text:span text:style-name="T5">),</text:span></text:p>
      <text:p text:style-name="P7"><text:s text:c="8"/><text:span text:style-name="T5">focusedBorder: <text:s/></text:span><text:span text:style-name="T2">OutlineInputBorder</text:span><text:span text:style-name="T5">(</text:span></text:p>
      <text:p text:style-name="P7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22</text:span><text:span text:style-name="T5">)),</text:span></text:p>
      <text:p text:style-name="P7"><text:s text:c="12"/><text:span text:style-name="T5">borderSide:</text:span><text:span text:style-name="T2">BorderSide</text:span><text:span text:style-name="T5">(color:Colors.</text:span><text:span text:style-name="T10">blueAccent</text:span><text:span text:style-name="T5">,width:</text:span><text:span text:style-name="T4">2</text:span><text:span text:style-name="T5">)</text:span></text:p>
      <text:p text:style-name="P7"><text:s text:c="8"/><text:span text:style-name="T5">),</text:span></text:p>
      <text:p text:style-name="P7"><text:s text:c="6"/><text:span text:style-name="T5">),</text:span></text:p>
      <text:p text:style-name="P7"><text:s text:c="4"/><text:span text:style-name="T5">);</text:span></text:p>
      <text:p text:style-name="P7"><text:s text:c="2"/><text:span text:style-name="T5">}</text:span></text:p>
      <text:p text:style-name="P13">}</text:p>
      <text:h text:style-name="Heading_20_2" text:outline-level="2"><text:span text:style-name="T20">Ingresando a </text:span><text:s text:c="2"/>la base de datos</text:h>
      <text:p text:style-name="P5"><text:span text:style-name="T16">firebase_core</text:span>: ^0.4.0+9</text:p>
      <text:p text:style-name="P5"><text:span text:style-name="T16">cloud_firestore</text:span>: ^0.12.9+4</text:p>
      <text:p text:style-name="P13"><text:span text:style-name="T16">firebase_auth</text:span>: ^0.14.0+5</text:p>
      <text:p text:style-name="P13"/>
      <text:p text:style-name="P15"><text:soft-page-break/><text:span text:style-name="T21">import</text:span><text:span text:style-name="T22"> </text:span><text:span text:style-name="T24">'package:firebase_core/firebase_core.dart'</text:span><text:span text:style-name="T22">;</text:span></text:p>
      <text:p text:style-name="P15"><text:span text:style-name="T21">import</text:span><text:span text:style-name="T22"> </text:span><text:span text:style-name="T24">'package:cloud_firestore/cloud_firestore.dart'</text:span><text:span text:style-name="T22">;</text:span></text:p>
      <text:p text:style-name="P15"><text:span text:style-name="T21">import</text:span><text:span text:style-name="T22"> </text:span><text:span text:style-name="T24">'package:firebase_auth/firebase_auth.dart'</text:span><text:span text:style-name="T22">;</text:span></text:p>
      <text:p text:style-name="P16"><text:s/>pod repo update</text:p>
      <text:p text:style-name="P16">sudo gem install cocoapods</text:p>
      <text:p text:style-name="Standard"/>
      <text:p text:style-name="P10"/>
      <text:p text:style-name="P6">textAlign: TextAlign.<text:span text:style-name="T12">center</text:span>,</text:p>
      <text:p text:style-name="P10"/>
      <text:p text:style-name="P10"/>
      <text:p text:style-name="P6"><text:span text:style-name="T16">var </text:span>user = <text:span text:style-name="T16">await </text:span><text:span text:style-name="T1">Autentificacion</text:span>().loginUser(<text:span text:style-name="T12">_correo</text:span>,<text:span text:style-name="T12">_clave</text:span>);</text:p>
      <text:p text:style-name="P12">if(user!=null){</text:p>
      <text:p text:style-name="P9"><text:span text:style-name="T17">class </text:span><text:span text:style-name="T23">Autentificacion {</text:span></text:p>
      <text:p text:style-name="P7"><text:s text:c="2"/><text:span text:style-name="T15">final </text:span><text:span text:style-name="T11">_auth </text:span><text:span text:style-name="T5">= FirebaseAuth.</text:span><text:span text:style-name="T10">instance</text:span><text:span text:style-name="T5">;</text:span></text:p>
      <text:p text:style-name="P7"><text:s text:c="2"/><text:span text:style-name="T5">Future&lt;AuthResult&gt; createUser({String correo = </text:span><text:span text:style-name="T14">""</text:span><text:span text:style-name="T5">, String clave = </text:span><text:span text:style-name="T14">""</text:span><text:span text:style-name="T5">}) </text:span><text:span text:style-name="T15">async </text:span><text:span text:style-name="T5">{</text:span></text:p>
      <text:p text:style-name="P7"><text:s text:c="4"/><text:span text:style-name="T15">try </text:span><text:span text:style-name="T5">{</text:span></text:p>
      <text:p text:style-name="P7"><text:s text:c="6"/><text:span text:style-name="T15">return await </text:span><text:span text:style-name="T11">_auth</text:span><text:span text:style-name="T5">.createUserWithEmailAndPassword(</text:span></text:p>
      <text:p text:style-name="P7"><text:s text:c="10"/><text:span text:style-name="T5">email: correo, password: clave);</text:span></text:p>
      <text:p text:style-name="P7"><text:s text:c="4"/><text:span text:style-name="T5">} </text:span><text:span text:style-name="T15">catch </text:span><text:span text:style-name="T5">(e) {</text:span></text:p>
      <text:p text:style-name="P7"><text:s text:c="6"/><text:span text:style-name="T5">print(e);</text:span></text:p>
      <text:p text:style-name="P7"><text:s text:c="4"/><text:span text:style-name="T5">}</text:span></text:p>
      <text:p text:style-name="P7"><text:s text:c="2"/><text:span text:style-name="T5">}</text:span></text:p>
      <text:p text:style-name="P7"><text:s text:c="2"/><text:span text:style-name="T5">Future&lt;FirebaseUser&gt; getUser() </text:span><text:span text:style-name="T15">async </text:span><text:span text:style-name="T5">{</text:span></text:p>
      <text:p text:style-name="P7"><text:s text:c="4"/><text:span text:style-name="T15">try </text:span><text:span text:style-name="T5">{</text:span></text:p>
      <text:p text:style-name="P7"><text:s text:c="6"/><text:span text:style-name="T15">return await </text:span><text:span text:style-name="T11">_auth</text:span><text:span text:style-name="T5">.currentUser();</text:span></text:p>
      <text:p text:style-name="P7"><text:s text:c="4"/><text:span text:style-name="T5">} </text:span><text:span text:style-name="T15">catch </text:span><text:span text:style-name="T5">(e) {</text:span></text:p>
      <text:p text:style-name="P7"><text:s text:c="6"/><text:span text:style-name="T15">return null</text:span><text:span text:style-name="T5">;</text:span></text:p>
      <text:p text:style-name="P7"><text:s text:c="4"/><text:span text:style-name="T5">}</text:span></text:p>
      <text:p text:style-name="P7"><text:s text:c="2"/><text:span text:style-name="T5">}</text:span></text:p>
      <text:p text:style-name="P7"><text:s text:c="2"/><text:span text:style-name="T5">Future&lt;FirebaseUser&gt; loginUser(String correo, String clave ) </text:span><text:span text:style-name="T15">async </text:span><text:span text:style-name="T5">{</text:span></text:p>
      <text:p text:style-name="P7"><text:s text:c="4"/><text:span text:style-name="T15">try </text:span><text:span text:style-name="T5">{</text:span></text:p>
      <text:p text:style-name="P7"><text:s text:c="6"/><text:span text:style-name="T5">FirebaseUser <text:s text:c="2"/>user= (</text:span><text:span text:style-name="T15">await </text:span><text:span text:style-name="T11">_auth</text:span><text:span text:style-name="T5">.signInWithEmailAndPassword(email: correo, password: clave)).</text:span><text:span text:style-name="T11">user</text:span><text:span text:style-name="T5">;</text:span></text:p>
      <text:p text:style-name="P7"><text:s text:c="6"/><text:span text:style-name="T15">return </text:span><text:span text:style-name="T5">user;</text:span></text:p>
      <text:p text:style-name="P7"><text:s text:c="4"/><text:span text:style-name="T5">} </text:span><text:span text:style-name="T15">catch </text:span><text:span text:style-name="T5">(e) {</text:span></text:p>
      <text:p text:style-name="P7"><text:s text:c="6"/><text:span text:style-name="T15">return null</text:span><text:span text:style-name="T5">;</text:span></text:p>
      <text:p text:style-name="P7"><text:s text:c="4"/><text:span text:style-name="T5">}</text:span></text:p>
      <text:p text:style-name="P7"><text:s text:c="2"/><text:span text:style-name="T5">}</text:span></text:p>
      <text:p text:style-name="P7"><text:s text:c="2"/><text:span text:style-name="T5">Future&lt;</text:span><text:span text:style-name="T15">void</text:span><text:span text:style-name="T5">&gt; signOut( ) </text:span><text:span text:style-name="T15">async </text:span><text:span text:style-name="T5">{</text:span></text:p>
      <text:p text:style-name="P7"><text:s text:c="4"/><text:span text:style-name="T15">try </text:span><text:span text:style-name="T5">{</text:span></text:p>
      <text:p text:style-name="P7"><text:s text:c="6"/><text:span text:style-name="T15">return await </text:span><text:span text:style-name="T11">_auth</text:span><text:span text:style-name="T5">.signOut();</text:span></text:p>
      <text:p text:style-name="P7"><text:s text:c="4"/><text:span text:style-name="T5">} </text:span><text:span text:style-name="T15">catch </text:span><text:span text:style-name="T5">(e) {</text:span></text:p>
      <text:p text:style-name="P7"><text:s text:c="6"/><text:span text:style-name="T5">print(</text:span><text:span text:style-name="T14">"no devuelve excepction </text:span><text:span text:style-name="T5">$e</text:span><text:span text:style-name="T14">"</text:span><text:span text:style-name="T5">);</text:span></text:p>
      <text:p text:style-name="P7"><text:s text:c="6"/><text:span text:style-name="T15">return null</text:span><text:span text:style-name="T5">;</text:span></text:p>
      <text:p text:style-name="P7"><text:s text:c="4"/><text:span text:style-name="T5">}</text:span></text:p>
      <text:p text:style-name="P7"><text:s text:c="2"/><text:span text:style-name="T5">}</text:span></text:p>
      <text:p text:style-name="P13">}</text:p>
      <text:p text:style-name="P11"/>
      <text:p text:style-name="P9">FocusNode <text:span text:style-name="T9">_focusNode</text:span>;</text:p>
      <text:p text:style-name="P9"><text:span text:style-name="T9">_focusNode</text:span>.dispose();</text:p>
      <text:p text:style-name="P11"/>
      <text:p text:style-name="P9"><text:span text:style-name="T1">AppTextField</text:span>(</text:p>
      <text:p text:style-name="P7"><text:s text:c="2"/><text:span text:style-name="T5">inputText: </text:span><text:span text:style-name="T14">"Ingresar Correo"</text:span><text:span text:style-name="T5">,</text:span></text:p>
      <text:p text:style-name="P14"><text:s text:c="2"/><text:span text:style-name="T5">focusNode: </text:span><text:span text:style-name="T11">_focusNode</text:span><text:span text:style-name="T5">,</text:span></text:p>
      <text:p text:style-name="P9"><text:soft-page-break/>Focus.<text:span text:style-name="T25">of</text:span>(context).requestFocus(<text:span text:style-name="T9">_focusNode</text:span>) ;</text:p>
      <text:p text:style-name="P11"/>
      <text:p text:style-name="P11"/>
      <text:h text:style-name="P18" text:outline-level="2">equatable 0.5.1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Roboto" svg:font-family="Roboto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4:59:45.564278796</meta:creation-date>
    <meta:generator>LibreOffice/6.2.7.1$MacOSX_X86_64 LibreOffice_project/23edc44b61b830b7d749943e020e96f5a7df63bf</meta:generator>
    <dc:date>2019-09-21T18:47:06.936462483</dc:date>
    <meta:editing-duration>PT10H51M51S</meta:editing-duration>
    <meta:editing-cycles>15</meta:editing-cycles>
    <meta:document-statistic meta:table-count="0" meta:image-count="0" meta:object-count="0" meta:page-count="3" meta:paragraph-count="90" meta:word-count="239" meta:character-count="2722" meta:non-whitespace-character-count="2258"/>
  </office:meta>
</office:document-meta>
</file>